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0.464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0.464cm" fo:padding-top="0.151cm" fo:padding-bottom="0.151cm" fo:padding-left="0.276cm" fo:padding-right="0.27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0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1.38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389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0.464cm" fo:padding-top="0.151cm" fo:padding-bottom="0.151cm" fo:padding-left="0.276cm" fo:padding-right="0.27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33cm" fo:min-width="0cm"/>
    </style:style>
    <style:style style:name="gr9" style:family="graphic" style:parent-style-name="standard">
      <style:graphic-properties svg:stroke-width="0.106cm" svg:stroke-color="#999999" draw:marker-start-width="0.359cm" draw:marker-end-width="0.359cm" draw:fill="none" draw:textarea-vertical-align="middle" draw:auto-grow-height="false" fo:min-height="1.451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524cm" svg:x="9.243cm" svg:y="0.25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0.243cm" svg:y="0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1.243cm" svg:y="0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2.243cm" svg:y="0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3.243cm" svg:y="0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4.243cm" svg:y="0.25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5.243cm" svg:y="0.25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524cm" svg:x="19.243cm" svg:y="0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4cm" svg:height="2.286cm" svg:x="19.989cm" svg:y="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016cm" svg:height="1.524cm" svg:x="16.243cm" svg:y="0.259cm">
          <text:p text:style-name="P1">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525cm" svg:height="1.143cm" svg:x="-0.146cm" svg:y="0.486cm">
          <draw:text-box>
            <text:p text:style-name="P3">SHA3-SHAKE(commitments) : </text:p>
          </draw:text-box>
        </draw:frame>
        <draw:custom-shape draw:style-name="gr5" draw:text-style-name="P2" draw:layer="layout" svg:width="1.941cm" svg:height="1.524cm" svg:x="9.243cm" svg:y="3.25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1cm" svg:height="1.524cm" svg:x="11.243cm" svg:y="3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1cm" svg:height="1.524cm" svg:x="13.243cm" svg:y="3.25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1cm" svg:height="1.524cm" svg:x="15.243cm" svg:y="3.259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7.243cm" svg:y="0.2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524cm" svg:x="18.243cm" svg:y="0.25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1cm" svg:height="1.524cm" svg:x="17.243cm" svg:y="3.25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524cm" svg:x="19.231cm" svg:y="3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23cm" svg:height="2.286cm" svg:x="19.96cm" svg:y="2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941cm" svg:height="1.054cm" svg:x="9.238cm" svg:y="4.74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41cm" svg:height="1.054cm" svg:x="11.238cm" svg:y="4.74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41cm" svg:height="1.054cm" svg:x="13.238cm" svg:y="4.74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41cm" svg:height="1.054cm" svg:x="15.238cm" svg:y="4.74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41cm" svg:height="1.054cm" svg:x="17.238cm" svg:y="4.74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16cm" svg:height="1.054cm" svg:x="19.226cm" svg:y="4.7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23cm" svg:height="1.58cm" svg:x="19.946cm" svg:y="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525cm" svg:height="1.143cm" svg:x="-0.145cm" svg:y="3.487cm">
          <draw:text-box>
            <text:p text:style-name="P3">Challenges e<text:span text:style-name="T1">t</text:span> : </text:p>
          </draw:text-box>
        </draw:frame>
        <draw:frame draw:style-name="gr4" draw:text-style-name="P5" draw:layer="layout" svg:width="9.525cm" svg:height="1.143cm" svg:x="-0.144cm" svg:y="4.738cm">
          <draw:text-box>
            <text:p text:style-name="P3">MPC round t : </text:p>
          </draw:text-box>
        </draw:frame>
        <draw:custom-shape draw:style-name="gr9" draw:text-style-name="P6" draw:layer="layout" svg:width="0.888cm" svg:height="1.905cm" draw:transform="rotate (1.5707963267949) translate (9.279cm 2.9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6" draw:layer="layout" svg:width="0.888cm" svg:height="1.905cm" draw:transform="rotate (1.5707963267949) translate (11.279cm 2.9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6" draw:layer="layout" svg:width="0.888cm" svg:height="1.905cm" draw:transform="rotate (1.5707963267949) translate (13.28cm 2.9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6" draw:layer="layout" svg:width="0.888cm" svg:height="1.905cm" draw:transform="rotate (1.5707963267949) translate (17.28cm 2.9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6" draw:layer="layout" svg:x1="15.883cm" svg:y1="2.502cm" svg:x2="16.518cm" svg:y2="2.5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8:50:05.956784850</meta:creation-date>
    <dc:date>2019-03-06T09:07:28.204328429</dc:date>
    <meta:editing-duration>PT4M30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